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1.7972in"/>
    </style:style>
    <style:style style:name="co3" style:family="table-column">
      <style:table-column-properties fo:break-before="auto" style:column-width="1.9154in"/>
    </style:style>
    <style:style style:name="co4" style:family="table-column">
      <style:table-column-properties fo:break-before="auto" style:column-width="1.7217in"/>
    </style:style>
    <style:style style:name="co5" style:family="table-column">
      <style:table-column-properties fo:break-before="auto" style:column-width="1.7543in"/>
    </style:style>
    <style:style style:name="co6" style:family="table-column">
      <style:table-column-properties fo:break-before="auto" style:column-width="1.9693in"/>
    </style:style>
    <style:style style:name="co7" style:family="table-column">
      <style:table-column-properties fo:break-before="auto" style:column-width="2.077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unctionality</text:p>
          </table:table-cell>
          <table:table-cell table:number-columns-repeated="4"/>
        </table:table-row>
        <table:table-row table:style-name="ro1">
          <table:table-cell table:style-name="ce1" office:value-type="string">
            <text:p>Module</text:p>
          </table:table-cell>
          <table:table-cell office:value-type="string">
            <text:p>read flow from standard in</text:p>
          </table:table-cell>
          <table:table-cell office:value-type="string">
            <text:p>Read (pcap'ed) flow from file</text:p>
          </table:table-cell>
          <table:table-cell office:value-type="string">
            <text:p>write flow (binary) to file</text:p>
          </table:table-cell>
          <table:table-cell office:value-type="string">
            <text:p>write pcap'ed flow to file</text:p>
          </table:table-cell>
          <table:table-cell office:value-type="string">
            <text:p>write flow to rotating files</text:p>
          </table:table-cell>
          <table:table-cell office:value-type="string">
            <text:p>print to std out</text:p>
          </table:table-cell>
          <table:table-cell/>
        </table:table-row>
        <table:table-row table:style-name="ro1">
          <table:table-cell office:value-type="string">
            <text:p>Dnsflow</text:p>
          </table:table-cell>
          <table:table-cell table:number-columns-repeated="7"/>
        </table:table-row>
        <table:table-row table:style-name="ro1">
          <table:table-cell office:value-type="string">
            <text:p>Dnsflow-captur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Dnsflow-print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Dnsflow-filter</text:p>
          </table:table-cell>
          <table:table-cell table:number-columns-repeated="3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Dnsflow-fanout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4">10/24/2011</text:date>, <text:time>09:5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krez </meta:initial-creator>
    <meta:creation-date>2011-10-23T20:25:00</meta:creation-date>
    <dc:date>2011-10-24T09:51:26</dc:date>
    <dc:creator>jkrez </dc:creator>
    <meta:editing-duration>PT13H11M16S</meta:editing-duration>
    <meta:editing-cycles>3</meta:editing-cycles>
    <meta:generator>LibreOffice/3.3$Unix LibreOffice_project/330m19$Build-401</meta:generator>
    <meta:document-statistic meta:table-count="3" meta:cell-count="23" meta:object-count="0"/>
  </office:meta>
</office:document-meta>
</file>